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0693in" fo:margin-bottom="0.0693in" fo:line-height="100%"/>
    </style:style>
    <style:style style:name="P2" style:family="paragraph" style:parent-style-name="Standard">
      <style:paragraph-properties fo:margin-top="0.0693in" fo:margin-bottom="0.0693in" fo:line-height="100%"/>
      <style:text-properties style:font-name-asian="Times New Roman" style:font-name-complex="Arial1"/>
    </style:style>
    <style:style style:name="P3" style:family="paragraph" style:parent-style-name="Standard" style:master-page-name="Standard">
      <style:paragraph-properties fo:margin-top="0.0693in" fo:margin-bottom="0.0693in" fo:line-height="100%" style:page-number="auto"/>
    </style:style>
    <style:style style:name="P4" style:family="paragraph" style:parent-style-name="Standard">
      <style:paragraph-properties fo:margin-left="0.5in" fo:margin-right="0in" fo:margin-top="0.0693in" fo:margin-bottom="0.0693in" fo:line-height="100%" fo:text-indent="0in" style:auto-text-indent="false"/>
      <style:text-properties style:font-name-asian="Times New Roman" style:font-name-complex="Arial1"/>
    </style:style>
    <style:style style:name="P5" style:family="paragraph" style:parent-style-name="Standard">
      <style:paragraph-properties fo:margin-left="0.25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List_20_Paragraph" style:list-style-name="WWNum1"/>
    <style:style style:name="P8" style:family="paragraph" style:parent-style-name="List_20_Paragraph">
      <style:paragraph-properties fo:line-height="100%"/>
    </style:style>
    <style:style style:name="P9" style:family="paragraph" style:parent-style-name="List_20_Paragraph">
      <style:paragraph-properties fo:line-height="100%"/>
      <style:text-properties fo:font-weight="normal" style:font-weight-asian="normal" style:font-weight-complex="normal"/>
    </style:style>
    <style:style style:name="P10" style:family="paragraph" style:parent-style-name="List_20_Paragraph" style:list-style-name="WWNum1">
      <style:paragraph-properties fo:margin-top="0.0693in" fo:margin-bottom="0.0693in" fo:line-height="100%"/>
    </style:style>
    <style:style style:name="P11" style:family="paragraph" style:parent-style-name="List_20_Paragraph">
      <style:paragraph-properties fo:margin-left="0in" fo:margin-right="0in" fo:line-height="100%" fo:text-indent="0in" style:auto-text-indent="false"/>
    </style:style>
    <style:style style:name="P12" style:family="paragraph" style:parent-style-name="List_20_Paragraph">
      <style:paragraph-properties fo:margin-left="0in" fo:margin-right="0in" fo:line-height="100%" fo:text-indent="0in" style:auto-text-indent="false"/>
      <style:text-properties fo:font-weight="normal" style:font-weight-asian="normal" style:font-weight-complex="normal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font-weight="bold" style:font-name-asian="Times New Roman" style:font-weight-asian="bold" style:font-name-complex="Arial1" style:font-weight-complex="bold"/>
    </style:style>
    <style:style style:name="T3" style:family="text">
      <style:text-properties style:text-position="super 58%" fo:font-weight="bold" style:font-name-asian="Times New Roman" style:font-weight-asian="bold" style:font-name-complex="Arial1" style:font-weight-complex="bold"/>
    </style:style>
    <style:style style:name="T4" style:family="text">
      <style:text-properties style:text-underline-style="solid" style:text-underline-width="auto" style:text-underline-color="font-color" style:font-name-asian="Times New Roman" style:font-name-complex="Arial1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style:font-weight-asian="bold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Quiz #1 (25 pts) – March 1</text:span><text:span text:style-name="T3">st</text:span><text:span text:style-name="T2">, 2016</text:span></text:p>
      <text:p text:style-name="P1"><text:span text:style-name="T4">All answers must be of your own work. Type out your answers and submit your quiz through Blackboard for Quiz #1.</text:span></text:p>
      <text:p text:style-name="P2"/>
      <text:list xml:id="list2181027317165060964" text:style-name="WWNum1">
        <text:list-item>
          <text:p text:style-name="P10"><text:span text:style-name="T1">(5 points) In your own words, describe what a collection class does.</text:span></text:p>
        </text:list-item>
      </text:list>
      <text:p text:style-name="P2"/>
      <text:p text:style-name="P4">A collection class brings elements together to later regurgitate them in a given order intended for the programmer to use later. I thought of it like a knapsack of dominoes, except they can be called back in an order that they were imputed.</text:p>
      <text:p text:style-name="P4">Depending of how elaborate your collection class is, you can delete or add new elements. Also dependent of how elaborate, you can also arrange them in any given order as a querry.</text:p>
      <text:p text:style-name="Standard"/>
      <text:list xml:id="list43322640" text:continue-numbering="true" text:style-name="WWNum1">
        <text:list-item>
          <text:p text:style-name="P7">(10 points) Describe the benefits and the pitfalls of using an array based implementation for the Bag class.</text:p>
        </text:list-item>
      </text:list>
      <text:p text:style-name="P5"><text:tab/>One of the limitations of using array based implementation is that an array has a fixed size. If <text:tab/>you declare it with a size of 5, that's the size. If you remove an element to hold 4, it will still be <text:tab/>size 5. Likewise if you try to add an element to that same array of size 5, you cant because the <text:tab/>size is 5 and five only, you cannot grow it <text:s/>or shrink it as you please.</text:p>
      <text:p text:style-name="P5"><text:tab/>To change the size, you have to pass all the elements to a new array, delete the old one, and re-<text:tab/>create the old array with with the new size.</text:p>
      <text:p text:style-name="P6"><text:tab/> One of the benefits however is that you can control the order of your bag in a sequential order, <text:tab/>making your array of order “n” in a search. It will be of order “n” regardless of how many <text:tab/>elements you add. Of course the more elements you have, the longer you can potentially search <text:tab/>for a given element in a search.</text:p>
      <text:list xml:id="list43309196" text:continue-numbering="true" text:style-name="WWNum1">
        <text:list-item>
          <text:p text:style-name="P7">(10 points) Write only pseudocode for a method named <text:span text:style-name="T5">indexOf</text:span>, when passed a parameter named <text:span text:style-name="T5">item</text:span>; that returns the index of the item when found in the Bag (or returns -1 if the item is not in the Bag<text:bookmark text:name="_GoBack"/>).</text:p>
        </text:list-item>
      </text:list>
      <text:p text:style-name="P11"><text:tab/><text:tab/><text:tab/><text:tab/><text:tab/>//Bag needs to be passed too, no? Unless its global?</text:p>
      <text:p text:style-name="P9"><text:span text:style-name="T6">class <text:s/>IndexOf( '</text:span><text:span text:style-name="T10">item</text:span><text:span text:style-name="T6">', '</text:span><text:span text:style-name="T10">Bag[]</text:span><text:span text:style-name="T6">') {<text:tab/><text:tab/><text:tab/><text:tab/>//Item is passed into index class</text:span></text:p>
      <text:p text:style-name="P9"><text:span text:style-name="T6"><text:tab/>//Search each element in the '</text:span><text:span text:style-name="T10">Bag</text:span><text:span text:style-name="T6">', compare it to '</text:span><text:span text:style-name="T10">item</text:span><text:span text:style-name="T6">', return index when same.</text:span></text:p>
      <text:p text:style-name="P12"><text:span text:style-name="T6"><text:tab/><text:tab/>for(integer counter '</text:span><text:span text:style-name="T8">i</text:span><text:span text:style-name="T6">' from 0; '</text:span><text:span text:style-name="T8">i</text:span><text:span text:style-name="T6">' is less than equal to </text:span><text:span text:style-name="T8">Size of 'Bag[]'</text:span><text:span text:style-name="T6">; '</text:span><text:span text:style-name="T8">i</text:span><text:span text:style-name="T6">' incremented){</text:span></text:p>
      <text:p text:style-name="P9"><text:span text:style-name="T6"><text:tab/><text:tab/>if('</text:span><text:span text:style-name="T8">item'</text:span><text:span text:style-name="T6"> is equal to </text:span><text:span text:style-name="T8">Bag['i']</text:span><text:span text:style-name="T6">){</text:span></text:p>
      <text:p text:style-name="P9"><text:span text:style-name="T6"><text:tab/><text:tab/>return '</text:span><text:span text:style-name="T8">i</text:span><text:span text:style-name="T6">'; <text:tab/><text:tab/><text:tab/>//if item is equal to Bag['i'], return index 'i'</text:span></text:p>
      <text:p text:style-name="P9"><text:soft-page-break/><text:span text:style-name="T6"><text:tab/><text:tab/>}//end of if statement<text:tab/><text:tab/><text:tab/></text:span></text:p>
      <text:p text:style-name="P9"><text:span text:style-name="T6"><text:tab/>}//end of item search in Bag. Index not found.</text:span></text:p>
      <text:p text:style-name="P9"><text:span text:style-name="T6">//Element 'item' not found in 'Bag[]'</text:span></text:p>
      <text:p text:style-name="P9"><text:span text:style-name="T6">return '-1';</text:span></text:p>
      <text:p text:style-name="P9"><text:span text:style-name="T6">}//End class IndexOf</text:span></text:p>
      <text:p text:style-name="P8"><text:span text:style-name="T7"><text:tab/></text:span></text:p>
      <text:p text:style-name="P8"><text:span text:style-name="T7"/></text:p>
      <text:p text:style-name="P8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.139in" fo:line-height="115%" fo:orphans="2" fo:widows="2" style:writing-mode="lr-tb"/>
      <style:text-properties style:use-window-font-color="true" style:font-name="Calibri" style:font-name-asian="Calibri1" style:font-name-complex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)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)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Conrad</meta:initial-creator>
    <dc:creator>Mauricio S. Perez</dc:creator>
    <meta:editing-cycles>26</meta:editing-cycles>
    <meta:creation-date>2016-03-03T17:01:00</meta:creation-date>
    <dc:date>2016-03-07T23:14:51.50</dc:date>
    <meta:editing-duration>PT2H56M13S</meta:editing-duration>
    <meta:generator>OpenOffice/4.1.2$Win32 OpenOffice.org_project/412m3$Build-9782</meta:generator>
    <meta:document-statistic meta:table-count="0" meta:image-count="0" meta:object-count="0" meta:page-count="2" meta:paragraph-count="22" meta:word-count="436" meta:character-count="233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